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0000000FA9AA7D1CD.png"/>
  <manifest:file-entry manifest:media-type="image/png" manifest:full-path="Pictures/100002010000007300000065D95FCADD.png"/>
  <manifest:file-entry manifest:media-type="image/png" manifest:full-path="Pictures/10000201000000FA000000FA55975DF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61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0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339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2.0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0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47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15cm" svg:height="0.772cm" svg:x="2.529cm" svg:y="4.991cm">
          <draw:text-box>
            <text:p><text:span text:style-name="T1">End user</text:span></text:p>
          </draw:text-box>
        </draw:frame>
        <draw:line draw:style-name="gr2" draw:text-style-name="P2" draw:layer="layout" svg:x1="4.81cm" svg:y1="2.778cm" svg:x2="8.493cm" svg:y2="2.778cm">
          <text:p/>
        </draw:line>
        <draw:frame draw:style-name="gr3" draw:text-style-name="P3" draw:layer="layout" svg:width="2.581cm" svg:height="0.734cm" svg:x="5.415cm" svg:y="2.086cm">
          <draw:text-box>
            <text:p><text:span text:style-name="T2">Http request</text:span></text:p>
          </draw:text-box>
        </draw:frame>
        <draw:line draw:style-name="gr2" draw:text-style-name="P2" draw:layer="layout" svg:x1="8.366cm" svg:y1="4.429cm" svg:x2="4.81cm" svg:y2="4.429cm">
          <text:p/>
        </draw:line>
        <draw:frame draw:style-name="gr4" draw:text-style-name="P3" draw:layer="layout" svg:width="2.839cm" svg:height="1.217cm" svg:x="5.353cm" svg:y="4.41cm">
          <draw:text-box>
            <text:p><text:span text:style-name="T2">Http response</text:span></text:p>
            <text:p><text:span text:style-name="T2">(x)html pages</text:span></text:p>
          </draw:text-box>
        </draw:frame>
        <draw:line draw:style-name="gr5" draw:text-style-name="P2" draw:layer="layout" svg:x1="10.525cm" svg:y1="3.794cm" svg:x2="13.446cm" svg:y2="3.794cm">
          <text:p/>
        </draw:line>
        <draw:frame draw:style-name="gr6" draw:text-style-name="P3" draw:layer="layout" svg:width="2.509cm" svg:height="1.293cm" svg:x="10.922cm" svg:y="3.786cm">
          <draw:text-box>
            <text:p><text:span text:style-name="T2">Servlet</text:span></text:p>
            <text:p><text:span text:style-name="T2">connection</text:span></text:p>
          </draw:text-box>
        </draw:frame>
        <draw:frame draw:style-name="gr7" draw:text-style-name="P1" draw:layer="layout" svg:width="2.555cm" svg:height="0.772cm" svg:x="8.13cm" svg:y="4.991cm">
          <draw:text-box>
            <text:p text:style-name="P1">Web server</text:p>
          </draw:text-box>
        </draw:frame>
        <draw:frame draw:style-name="gr8" draw:text-style-name="P1" draw:layer="layout" svg:width="2.979cm" svg:height="0.772cm" svg:x="13.431cm" svg:y="4.991cm">
          <draw:text-box>
            <text:p><text:span text:style-name="T1">AHA! engine</text:span></text:p>
          </draw:text-box>
        </draw:frame>
        <draw:frame draw:style-name="gr9" draw:text-style-name="P2" draw:layer="layout" svg:width="3.175cm" svg:height="2.54cm" svg:x="13.455cm" svg:y="2.524cm">
          <draw:image xlink:href="Pictures/100002010000007300000065D95FCADD.png" xlink:type="simple" xlink:show="embed" xlink:actuate="onLoad">
            <text:p/>
          </draw:image>
        </draw:frame>
        <draw:frame draw:style-name="gr9" draw:text-style-name="P2" draw:layer="layout" svg:width="2.108cm" svg:height="2.54cm" svg:x="8.468cm" svg:y="2.524cm">
          <draw:image xlink:href="Pictures/10000201000000D0000000FA9AA7D1CD.png" xlink:type="simple" xlink:show="embed" xlink:actuate="onLoad">
            <text:p/>
          </draw:image>
        </draw:frame>
        <draw:frame draw:style-name="gr9" draw:text-style-name="P2" draw:layer="layout" svg:width="2.539cm" svg:height="2.539cm" svg:x="2.525cm" svg:y="2.398cm">
          <draw:image xlink:href="Pictures/10000201000000FA000000FA55975DF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5T01:07:36.92</meta:creation-date>
    <dc:date>2014-09-17T10:43:43.78</dc:date>
    <dc:creator>Loc Nguyen</dc:creator>
    <meta:editing-duration>PT8H23M6S</meta:editing-duration>
    <meta:editing-cycles>13</meta:editing-cycles>
    <meta:generator>OpenOffice/4.1.0$Win32 OpenOffice.org_project/410m18$Build-9764</meta:generator>
    <meta:document-statistic meta:object-count="12"/>
  </office:meta>
</office:document-meta>
</file>